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LockImpl.get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LockImpl.isDee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LockImp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Discovery.LockDiscov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ockImpl.setIsDeep( boolean isDe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Discovery.addActiveLock( ActiveLock loc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ckDiscovery.LockDiscovery( ActiveLock l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LockImpl.isLockedByToken( String lockTok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ckDiscovery.toXml( Document doc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LockImpl.toXml(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ockImpl.setTimeout(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ockImpl.getOwn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LockImpl.setOwner( String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ockImpl.ge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Discovery.createFromXml( Element lockDiscovery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LockImpl.ALockImpl( Element al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LockImpl.isExp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Discover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ockImpl.getTok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ckDiscovery.LockDiscovery( ActiveLock [ ] lock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